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3fcd9" officeooo:paragraph-rsid="0003fcd9"/>
    </style:style>
    <style:style style:name="P2" style:family="paragraph" style:parent-style-name="Heading_20_1">
      <style:text-properties style:font-name="DejaVu Sans Condensed"/>
    </style:style>
    <style:style style:name="P3" style:family="paragraph" style:parent-style-name="Heading_20_2">
      <style:text-properties officeooo:rsid="0003fcd9" officeooo:paragraph-rsid="0003fcd9"/>
    </style:style>
    <style:style style:name="P4" style:family="paragraph" style:parent-style-name="Heading_20_2">
      <style:text-properties style:font-name="DejaVu Sans Condensed" officeooo:rsid="0003fcd9" officeooo:paragraph-rsid="0003fcd9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officeooo:rsid="0003fc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2.2 Relatório</text:h>
      <text:h text:style-name="P4" text:outline-level="2">2.2.1 Compilação</text:h>
      <text:p text:style-name="P1"><text:span text:style-name="T2">N</text:span><text:span text:style-name="T1">esta seção deve ser apresentado como o programa é compilado: quais arquivos estão envolvidos na compilação, qual a linha de comando para compilar o programa.</text:span></text:p>
      <text:h text:style-name="P3" text:outline-level="2"><text:span text:style-name="T1">2.2.2 Estruturas</text:span></text:h>
      <text:p text:style-name="P1"><text:span text:style-name="T2">O</text:span><text:span text:style-name="T1">s códigos referentes às estruturas deverão ser apresentados nesta seção. Abaixo do código de cada estrutura deve conter a explicação de cada campo da estrutura. Após apresentar todas as estruturas, deve ser expicada a relação entre elas.</text:span></text:p>
      <text:h text:style-name="P3" text:outline-level="2"><text:span text:style-name="T1">2.2.3 Funções (Rotinas)</text:span></text:h>
      <text:p text:style-name="P1"><text:span text:style-name="T2">O </text:span><text:span text:style-name="T1">código de cada função implementada deve ser apresentado e abaixo dele deve ser feito a explicação do funcionamento da função, quais as funções chamadas por ela e por quais funções ela é chamada.</text:span></text:p>
      <text:h text:style-name="P3" text:outline-level="2"><text:span text:style-name="T1">2.2.4 Testes</text:span></text:h>
      <text:p text:style-name="P1"><text:span text:style-name="T1">Nesta função deve ser descrito quais os pontos analisados nos testes realizados para verificar o funcionamento do program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9T16:55:34.157788183</meta:creation-date>
    <dc:date>2017-07-09T17:11:28.404264145</dc:date>
    <meta:editing-duration>PT15M56S</meta:editing-duration>
    <meta:editing-cycles>2</meta:editing-cycles>
    <meta:generator>LibreOffice/4.3.3.2$Linux_x86 LibreOffice_project/430m0$Build-2</meta:generator>
    <meta:document-statistic meta:table-count="0" meta:image-count="0" meta:object-count="0" meta:page-count="1" meta:paragraph-count="9" meta:word-count="125" meta:character-count="795" meta:non-whitespace-character-count="679"/>
  </office:meta>
</office:document-meta>
</file>